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/>
          <table:table-cell table:style-name="ce2" office:value-type="string" calcext:value-type="string" table:number-columns-spanned="12" table:number-rows-spanned="1">
            <text:p>Tests Done with 1000 users, 10 resources, Resource Reserves Drawn From [50,000 – 100,000] Interval</text:p>
          </table:table-cell>
          <table:covered-table-cell table:number-columns-repeated="5"/>
          <table:covered-table-cell table:style-name="ce3"/>
          <table:covered-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Underallocations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Overallocations</text:p>
          </table:table-cell>
          <table:covered-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 task</text:p>
          </table:table-cell>
          <table:table-cell table:style-name="ce3" office:value-type="string" calcext:value-type="string">
            <text:p>2 tasks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Avg.</text:p>
          </table:table-cell>
          <table:table-cell table:style-name="ce3" office:value-type="string" calcext:value-type="string">
            <text:p>St. Dev.</text:p>
          </table:table-cell>
          <table:table-cell table:style-name="ce3" office:value-type="string" calcext:value-type="string">
            <text:p>1 task</text:p>
          </table:table-cell>
          <table:table-cell table:style-name="ce3" office:value-type="string" calcext:value-type="string">
            <text:p>2 tasks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Avg.</text:p>
          </table:table-cell>
          <table:table-cell table:style-name="ce3" office:value-type="string" calcext:value-type="string">
            <text:p>St. Dev.</text:p>
          </table:table-cell>
        </table:table-row>
        <table:table-row table:style-name="ro1">
          <table:table-cell office:value-type="string" calcext:value-type="string">
            <text:p>1 – 10</text:p>
          </table:table-cell>
          <table:table-cell office:value-type="float" office:value="477.623" calcext:value-type="float">
            <text:p>477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7.623" calcext:value-type="float">
            <text:p>477.623</text:p>
          </table:table-cell>
          <table:table-cell office:value-type="float" office:value="86.373" calcext:value-type="float">
            <text:p>86.373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94" calcext:value-type="float">
            <text:p>0.694</text:p>
          </table:table-cell>
          <table:table-cell office:value-type="float" office:value="2.137" calcext:value-type="float">
            <text:p>2.137</text:p>
          </table:table-cell>
        </table:table-row>
        <table:table-row table:style-name="ro1">
          <table:table-cell office:value-type="string" calcext:value-type="string">
            <text:p>1 – 20</text:p>
          </table:table-cell>
          <table:table-cell office:value-type="float" office:value="474.932" calcext:value-type="float">
            <text:p>474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4.932" calcext:value-type="float">
            <text:p>474.932</text:p>
          </table:table-cell>
          <table:table-cell office:value-type="float" office:value="38.381" calcext:value-type="float">
            <text:p>38.381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92" calcext:value-type="float">
            <text:p>0.192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10 – 20</text:p>
          </table:table-cell>
          <table:table-cell table:style-name="ce4" office:value-type="float" office:value="486.521" calcext:value-type="float">
            <text:p>486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6.521" calcext:value-type="float">
            <text:p>486.521</text:p>
          </table:table-cell>
          <table:table-cell office:value-type="float" office:value="50.526" calcext:value-type="float">
            <text:p>50.52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Tests Done with 1000 users, 2 resources, Resource Reserves Drawn From [50,000 – 100,000] Interval</text:p>
          </table:table-cell>
          <table:covered-table-cell table:number-columns-repeated="5"/>
          <table:covered-table-cell table:style-name="ce3"/>
          <table:covered-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Underallocations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Overalloca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1-100</text:p>
          </table:table-cell>
          <table:table-cell office:value-type="float" office:value="423.517" calcext:value-type="float">
            <text:p>423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3.517" calcext:value-type="float">
            <text:p>423.517</text:p>
          </table:table-cell>
          <table:table-cell office:value-type="float" office:value="36.429" calcext:value-type="float">
            <text:p>36.429</text:p>
          </table:table-cell>
          <table:table-cell office:value-type="float" office:value="44.689" calcext:value-type="float">
            <text:p>44.689</text:p>
          </table:table-cell>
          <table:table-cell office:value-type="float" office:value="5.588" calcext:value-type="float">
            <text:p>5.588</text:p>
          </table:table-cell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50.407" calcext:value-type="float">
            <text:p>50.407</text:p>
          </table:table-cell>
          <table:table-cell office:value-type="float" office:value="25.814" calcext:value-type="float">
            <text:p>25.814</text:p>
          </table:table-cell>
        </table:table-row>
        <table:table-row table:style-name="ro1">
          <table:table-cell office:value-type="string" calcext:value-type="string">
            <text:p>1-1000</text:p>
          </table:table-cell>
          <table:table-cell office:value-type="float" office:value="407.902" calcext:value-type="float">
            <text:p>407.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7.902" calcext:value-type="float">
            <text:p>407.902</text:p>
          </table:table-cell>
          <table:table-cell office:value-type="float" office:value="26.373" calcext:value-type="float">
            <text:p>26.373</text:p>
          </table:table-cell>
          <table:table-cell office:value-type="float" office:value="56.541" calcext:value-type="float">
            <text:p>56.541</text:p>
          </table:table-cell>
          <table:table-cell office:value-type="float" office:value="14.519" calcext:value-type="float">
            <text:p>14.519</text:p>
          </table:table-cell>
          <table:table-cell office:value-type="float" office:value="12.989" calcext:value-type="float">
            <text:p>12.989</text:p>
          </table:table-cell>
          <table:table-cell office:value-type="float" office:value="32" calcext:value-type="float">
            <text:p>32</text:p>
          </table:table-cell>
          <table:table-cell office:value-type="float" office:value="83.959" calcext:value-type="float">
            <text:p>83.959</text:p>
          </table:table-cell>
          <table:table-cell office:value-type="float" office:value="36.376" calcext:value-type="float">
            <text:p>36.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24:27.764152926</meta:creation-date>
    <dc:date>2025-07-03T19:32:45.417014644</dc:date>
    <meta:editing-duration>PT8M17S</meta:editing-duration>
    <meta:editing-cycles>4</meta:editing-cycles>
    <meta:generator>LibreOffice/24.2.7.2$Linux_X86_64 LibreOffice_project/420$Build-2</meta:generator>
    <meta:document-statistic meta:table-count="1" meta:cell-count="83" meta:object-count="0"/>
  </office:meta>
</office:document-meta>
</file>